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ans-serif-light,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list-style-name="L2">
      <style:text-properties style:font-name="Arial"/>
    </style:style>
    <style:style style:name="P3" style:family="paragraph" style:parent-style-name="Text_20_body" style:list-style-name="L2"/>
    <style:style style:name="P4" style:family="paragraph" style:parent-style-name="Text_20_body">
      <style:text-properties fo:font-weight="bold" style:font-weight-asian="bold" style:font-weight-complex="bold"/>
    </style:style>
    <style:style style:name="P5" style:family="paragraph" style:parent-style-name="Text_20_body" style:list-style-name="L2">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list-style-name="L3"/>
    <style:style style:name="P8" style:family="paragraph" style:parent-style-name="Text_20_body" style:list-style-name="L15"/>
    <style:style style:name="P9" style:family="paragraph" style:parent-style-name="Text_20_body">
      <style:paragraph-properties fo:margin-left="1cm" fo:margin-right="1cm" fo:text-indent="0cm" style:auto-text-indent="false" fo:background-color="transparent">
        <style:background-image/>
      </style:paragraph-properties>
    </style:style>
    <style:style style:name="P10" style:family="paragraph" style:parent-style-name="Text_20_body" style:list-style-name="L5">
      <style:paragraph-properties fo:margin-left="1cm" fo:margin-right="1cm" fo:text-indent="0cm" style:auto-text-indent="false" fo:background-color="transparent">
        <style:background-image/>
      </style:paragraph-properties>
    </style:style>
    <style:style style:name="P11" style:family="paragraph" style:parent-style-name="Text_20_body" style:list-style-name="L6">
      <style:paragraph-properties fo:margin-left="1cm" fo:margin-right="1cm" fo:text-indent="0cm" style:auto-text-indent="false" fo:background-color="transparent">
        <style:background-image/>
      </style:paragraph-properties>
    </style:style>
    <style:style style:name="P12" style:family="paragraph" style:parent-style-name="Text_20_body">
      <style:paragraph-properties fo:margin-left="1cm" fo:margin-right="1cm" fo:text-indent="0cm" style:auto-text-indent="false"/>
    </style:style>
    <style:style style:name="P13" style:family="paragraph" style:parent-style-name="Text_20_body" style:list-style-name="L7">
      <style:paragraph-properties fo:margin-left="1cm" fo:margin-right="1cm" fo:text-indent="0cm" style:auto-text-indent="false"/>
    </style:style>
    <style:style style:name="P14" style:family="paragraph" style:parent-style-name="Text_20_body" style:list-style-name="L8">
      <style:paragraph-properties fo:margin-left="1cm" fo:margin-right="1cm" fo:text-indent="0cm" style:auto-text-indent="false"/>
    </style:style>
    <style:style style:name="P15" style:family="paragraph" style:parent-style-name="Text_20_body" style:list-style-name="L9">
      <style:paragraph-properties fo:margin-left="1cm" fo:margin-right="1cm" fo:text-indent="0cm" style:auto-text-indent="false"/>
    </style:style>
    <style:style style:name="P16" style:family="paragraph" style:parent-style-name="Text_20_body" style:list-style-name="L10">
      <style:paragraph-properties fo:margin-left="1cm" fo:margin-right="1cm" fo:text-indent="0cm" style:auto-text-indent="false"/>
    </style:style>
    <style:style style:name="P17" style:family="paragraph" style:parent-style-name="Text_20_body" style:list-style-name="L12">
      <style:paragraph-properties fo:margin-left="1cm" fo:margin-right="1cm" fo:text-indent="0cm" style:auto-text-indent="false"/>
    </style:style>
    <style:style style:name="P18" style:family="paragraph" style:parent-style-name="Text_20_body" style:list-style-name="L13">
      <style:paragraph-properties fo:margin-left="1cm" fo:margin-right="1cm" fo:text-indent="0cm" style:auto-text-indent="false"/>
    </style:style>
    <style:style style:name="P19" style:family="paragraph" style:parent-style-name="Text_20_body" style:list-style-name="L14">
      <style:paragraph-properties fo:margin-left="1cm" fo:margin-right="1cm" fo:text-indent="0cm" style:auto-text-indent="false"/>
    </style:style>
    <style:style style:name="P20" style:family="paragraph" style:parent-style-name="Heading_20_1">
      <style:text-properties fo:font-weight="bold" style:font-weight-asian="bold" style:font-weight-complex="bold"/>
    </style:style>
    <style:style style:name="P21" style:family="paragraph" style:parent-style-name="Heading_20_2" style:master-page-name="">
      <style:paragraph-properties fo:margin-left="1cm" fo:margin-right="1cm" fo:text-indent="0cm" style:auto-text-indent="false" style:page-number="auto" fo:background-color="transparent">
        <style:background-image/>
      </style:paragraph-properties>
    </style:style>
    <style:style style:name="P22" style:family="paragraph" style:parent-style-name="Heading_20_2">
      <style:paragraph-properties fo:margin-left="1cm" fo:margin-right="1cm" fo:text-indent="0cm" style:auto-text-indent="false" fo:background-color="transparent">
        <style:background-image/>
      </style:paragraph-properties>
    </style:style>
    <style:style style:name="P23" style:family="paragraph" style:parent-style-name="Heading_20_2">
      <style:paragraph-properties fo:margin-left="1cm" fo:margin-right="1cm" fo:text-indent="0cm" style:auto-text-indent="false"/>
    </style:style>
    <style:style style:name="P24" style:family="paragraph" style:parent-style-name="Heading_20_2" style:master-page-name="">
      <style:paragraph-properties fo:margin-left="1cm" fo:margin-right="1cm" fo:text-indent="0cm" style:auto-text-indent="false" style:page-number="auto"/>
    </style:style>
    <style:style style:name="P25" style:family="paragraph" style:parent-style-name="Heading_20_2" style:master-page-name="">
      <style:paragraph-properties fo:margin-left="1cm" fo:margin-right="1cm" fo:text-indent="0cm" style:auto-text-indent="false" style:page-number="auto"/>
    </style:style>
    <style:style style:name="P26" style:family="paragraph" style:parent-style-name="Heading_20_3">
      <style:paragraph-properties fo:margin-left="1cm" fo:margin-right="1cm" fo:text-indent="0cm" style:auto-text-indent="false" fo:background-color="transparent">
        <style:background-image/>
      </style:paragraph-properties>
    </style:style>
    <style:style style:name="P27" style:family="paragraph" style:parent-style-name="Heading_20_3">
      <style:paragraph-properties fo:margin-left="1cm" fo:margin-right="1cm" fo:text-indent="0cm" style:auto-text-indent="false"/>
    </style:style>
    <style:style style:name="P28" style:family="paragraph">
      <style:paragraph-properties fo:text-align="center"/>
    </style:style>
    <style:style style:name="T1" style:family="text">
      <style:text-properties style:text-position="33% 58%"/>
    </style:style>
    <style:style style:name="T2" style:family="text">
      <style:text-properties fo:font-weight="bold" style:font-weight-asian="bold" style:font-weight-complex="bold"/>
    </style:style>
    <style:style style:name="T3" style:family="text">
      <style:text-properties style:font-name="Arial"/>
    </style:style>
    <style:style style:name="T4" style:family="text">
      <style:text-properties style:font-name="Arial" fo:font-weight="normal" style:font-weight-asian="normal" style:font-weight-complex="normal"/>
    </style:style>
    <style:style style:name="T5" style:family="text">
      <style:text-properties style:font-name="Arial"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stroke-dash="Ultrafine_20_Dashed" svg:stroke-width="0.101cm" svg:stroke-color="#000000" draw:marker-start-width="0.503cm" draw:marker-end-width="0.503cm" draw:fill="solid" draw:fill-color="#3333f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upervised Learning for Super Mario Bro's</text:h>
      <text:h text:style-name="Heading_20_1" text:outline-level="1">Functional Specification</text:h>
      <text:p text:style-name="Text_20_body"/>
      <text:h text:style-name="Heading_20_2" text:outline-level="2">CA4 Eoin Murphy 1148735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able Of Contents</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1. Introduction</text:h>
      <text:p text:style-name="Text_20_body"/>
      <text:h text:style-name="Heading_20_2" text:outline-level="2">1.1 Overview</text:h>
      <text:p text:style-name="P1">We have seen over the past couple of year's intelligent machine's have become an every day part of our lives. Be it in Data Analysis, Product Recommendation, Facial &amp; Speech Recognition, even to what we see on our social media there is a underlining algorithm or algorithms at the heart of these which has been fine tuned through usage of machine learning. </text:p>
      <text:p text:style-name="P1">With this in mind my final year project entitled 'Supervised Learning For Super Mario Bro's' involves designing, building and training a neural network to learn how to play the Nintendo game Super Mario Bro's. The reason for this project is to get a greater understanding of the processes involved in designing machine learning solutions for problems. <text:s/>As with a lot of applications of artificial intelligence, there is the problem of how do we gauge if we have found the best solution? Since we as humans are forms of intelligence we can say if a machine can find a solution better then a human can then that machine can be said to have some form of intelligence. One of the best ways of showing this is by designing machines to play against humans in games (IBM's Deep Blue) <text:span text:style-name="T1">1</text:span>. That is the reasoning behind my project, the goal being to hopefully demonstrate that my network has the capability to play Super Mario better than a human. The value I will use to measure this is how fast the player completes a given level. </text:p>
      <text:p text:style-name="P1">This project Involves designing the networks inputs and the encoding scheme for them, designing the networks architecture, Recording Exemplars to train the network and the intergartion with the BizHawk Emulator along with learning the programming language LUA to do such. </text:p>
      <text:p text:style-name="P1"/>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p text:style-name="Text_20_body"/>
      <text:h text:style-name="Heading_20_2" text:outline-level="2"><text:soft-page-break/>1.2 Glossary </text:h>
      <text:list xml:id="list2448816851459657470" text:style-name="L2">
        <text:list-item>
          <text:p text:style-name="P2"><text:span text:style-name="T2">Neural Network -</text:span> A Neural Network is a interconnected group of nodes. they consist <text:s/>of 3 layers of nodes the first being the input layer, secondly the hidden layer (some networks can consist of multiple hidden layers this is known as deep learning) <text:span text:style-name="T1">2</text:span> and finally the output layer. The input layer is simply put what the network sees and is passed to the nodes of hidden layer via weighted connections called synapses. Each node of the hidden layer calculates the sum of all inputs to it times the weight of the connection, this sum is passed through a activation function<text:span text:style-name="T1">3</text:span> to determine whether or not the node “fires” This result is then passed to the output layer and again by use of weighted connections between the hidden layer and output layer determines what is outputted by the network. </text:p>
          <text:p text:style-name="P3"><text:span text:style-name="T3">In the case of this project I'm using a type of network type called a fully connected feed forwarding network. Simply put this means all nodes are directly connected to each other and data passed through the network goes in only one direction through it. So throughout this document when I refer to a neural network I'm referring specifically to this type (This is subject to change at the end of the project based on experimenting with the networks design but unlikely to be the case). </text:span></text:p>
          <text:p text:style-name="P3"><text:a xlink:type="simple" xlink:href="https://en.wikipedia.org/wiki/Types_of_artificial_neural_networks" text:style-name="Internet_20_link" text:visited-style-name="Visited_20_Internet_20_Link"><text:span text:style-name="T3">For more information on the different types of networks</text:span></text:a></text:p>
          <text:p text:style-name="P5"><text:span text:style-name="T3"/></text:p>
        </text:list-item>
        <text:list-item>
          <text:p text:style-name="P5"><text:span text:style-name="T3">Supervised Learning –</text:span><text:span text:style-name="T4"> Supervised Learning is the process of training a by neural network by showing the network a set exemplars. From this set the network adjusts the weights in its synapses so that when it receives a unseen input then that shown in the training set it can approximate the correct output. The algorithm I will be using to achieve this is back-propagation.</text:span></text:p>
        </text:list-item>
        <text:list-item>
          <text:p text:style-name="P5"><text:span text:style-name="T3">Exemplars – </text:span><text:span text:style-name="T4">Exemplars are a set of inputs mapped to their corresponding Outputs used in the training of the network.</text:span></text:p>
        </text:list-item>
        <text:list-item>
          <text:p text:style-name="P5"><text:span text:style-name="T3">BizHawk – </text:span><text:span text:style-name="T4">BizHawk is a Emulator for the Nintendo Entertainment System (NES) Hardware which allows the users to run ROM Files of the games developed for the NES and to play them as they would on such. </text:span></text:p>
          <text:p text:style-name="P5"><text:a xlink:type="simple" xlink:href="http://tasvideos.org/BizHawk.html" text:style-name="Internet_20_link" text:visited-style-name="Visited_20_Internet_20_Link"><text:span text:style-name="T4">For more information on BizHawk</text:span></text:a></text:p>
        </text:list-item>
        <text:list-item>
          <text:p text:style-name="P5"><text:span text:style-name="T3">LUA – </text:span><text:span text:style-name="T4">Lua is a scripting Language which is used with BizHawk to interact with the emulator and game running.</text:span></text:p>
        </text:list-item>
        <text:list-item>
          <text:p text:style-name="P5"><text:span text:style-name="T3">ROM File – </text:span><text:span text:style-name="T4">a ROM File is a digital copy of the data contained on a video game cartridge.</text:span></text:p>
        </text:list-item>
      </text:list>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h text:style-name="P20" text:outline-level="1"><text:soft-page-break/><text:span text:style-name="T3">2. General Description</text:span></text:h>
      <text:h text:style-name="Heading_20_2" text:outline-level="2"><text:span text:style-name="T5">2.1 System Functions </text:span></text:h>
      <text:p text:style-name="P6"><text:span text:style-name="T3">The system will present users with a GUI within the BizHawk emulator to give users the options to record exemplars from their own game play which will be recorded to a DAT file. It will allow users to train the network using these file's containing the exemplars. Users are then able to exploit the trained network to play Super Mario Bro's. </text:span></text:p>
      <text:p text:style-name="P6"><text:span text:style-name="T3">Along side this core functionality users will have access to a settings interface this will allow users to alter certain variables within the system to give them more control on the network and how it is trained examples of these variables will be the number of nodes in the hidden layer, the rate of change with use of the back-propagation algorithm paths to the Exemplar file and the network values file. </text:span></text:p>
      <text:p text:style-name="P6"><text:span text:style-name="T3">The system will also provide a graphical representation of the network while it is running so that users can get a better understanding of what the network is doing and how it is doing it. This will show the inputs to the network in real time along with what neurons are firing and what buttons on the NES controller the network is pressing corresponding to the networks output. </text:span></text:p>
      <text:p text:style-name="P6"><text:span text:style-name="T3"/></text:p>
      <text:h text:style-name="Heading_20_2" text:outline-level="2"><text:span text:style-name="T3">2.2 User Characteristics &amp; Objectives</text:span></text:h>
      <text:p text:style-name="Text_20_body"><text:span text:style-name="T3">It is very likely that users of this system will have very little expertise with this type of project. Due to this fact the system should be extremely simple to use. Where by it takes is a minimal amount of key strokes to go from recording exemplars to learning from them while at the same time hopefully giving the user a insight into what is going on and achieve a good understanding of the processes involved in neural networks. From a users perspective the system should be able to produce a neural network capable playing Mario after they have trained it and being able to do so satisfactory. </text:span></text:p>
      <text:p text:style-name="Text_20_body"><text:span text:style-name="T3">Desirable characteristics &amp; objectives of the system are: <text:s/></text:span></text:p>
      <text:list xml:id="list7847850113281513770" text:style-name="L3">
        <text:list-item>
          <text:p text:style-name="P7"><text:span text:style-name="T3">It should provide users with a good understanding of how the neural network is working</text:span></text:p>
        </text:list-item>
        <text:list-item>
          <text:p text:style-name="P7"><text:span text:style-name="T3">If the network is capable to learn in a relatively fast time frame it would be nice to demonstrate that at the core of back-propagation although it may seem intelligent it is not as it is simply copying how the user played. An example of this being if the user only presses the jump button then all the network will do is jump as it will never know to move forward as the user never showed it.</text:span></text:p>
        </text:list-item>
        <text:list-item>
          <text:p text:style-name="P7"><text:span text:style-name="T3">One objective is if I can get the network working with Supervised learning early on in development. I hope to work to getting a network trained using Reinforcement learning and allowing users to choose between which methods they would like to train the network. </text:span></text:p>
        </text:list-item>
      </text:list>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h text:style-name="Heading_20_2" text:outline-level="2"><text:soft-page-break/><text:span text:style-name="T3">2.3 Operational Scenarios </text:span></text:h>
      <text:p text:style-name="Text_20_body"><text:span text:style-name="T3">Operational Scenarios in this section will be illustrated with use-case specifications.</text:span></text:p>
      <text:h text:style-name="P21" text:outline-level="2"><draw:line text:anchor-type="paragraph" draw:z-index="4" draw:style-name="gr1" draw:text-style-name="P28" svg:x1="0.503cm" svg:y1="0.653cm" svg:x2="16.258cm" svg:y2="0.653cm"><text:p/></draw:line><text:span text:style-name="T3"/></text:h>
      <text:h text:style-name="P22" text:outline-level="2"><text:span text:style-name="T3">Use Case #1 </text:span></text:h>
      <text:h text:style-name="P22" text:outline-level="2"><text:span text:style-name="T3">1. Brief Description</text:span></text:h>
      <text:p text:style-name="P9"><text:span text:style-name="T3">This Use case Describes how a user uses the system to record Exemplars</text:span></text:p>
      <text:h text:style-name="P26" text:outline-level="3"><text:span text:style-name="T3">2. Actors</text:span></text:h>
      <text:p text:style-name="P9"><text:span text:style-name="T3">2.1 User</text:span></text:p>
      <text:p text:style-name="P9"><text:span text:style-name="T3">2.2 BizHawk Emulator</text:span></text:p>
      <text:h text:style-name="P26" text:outline-level="3"><text:span text:style-name="T3">3. Preconditions </text:span></text:h>
      <text:p text:style-name="P9"><text:span text:style-name="T3">The user has opened the Super Mario Bro's ROM in Bizhawk.</text:span></text:p>
      <text:p text:style-name="P9"><text:span text:style-name="T3">The Lua scripted has been loaded into Bizhawk and is active.</text:span></text:p>
      <text:p text:style-name="P9"><text:span text:style-name="T3">The user has the required emulator save state files saved in the correct path.</text:span></text:p>
      <text:h text:style-name="P26" text:outline-level="3"><text:span text:style-name="T3">4. Basic Flow Of Events</text:span></text:h>
      <text:list xml:id="list1344304937311354585" text:style-name="L5">
        <text:list-item>
          <text:p text:style-name="P10"><text:span text:style-name="T3">The use case begins when the user presses the number 3 on the numpad.</text:span></text:p>
        </text:list-item>
        <text:list-item>
          <text:p text:style-name="P10"><text:span text:style-name="T3">The save state to the level for the user to play is loaded.</text:span></text:p>
        </text:list-item>
        <text:list-item>
          <text:p text:style-name="P10"><text:span text:style-name="T3">The user is prompted to press any key on the controller to begin.</text:span></text:p>
        </text:list-item>
        <text:list-item>
          <text:p text:style-name="P10"><text:span text:style-name="T3">The user presses a key on the controller.</text:span></text:p>
        </text:list-item>
        <text:list-item>
          <text:p text:style-name="P10"><text:span text:style-name="T3">The user plays through the level as they normally would.</text:span></text:p>
        </text:list-item>
        <text:list-item>
          <text:p text:style-name="P10"><text:span text:style-name="T3">The inputs and outputs for each frame is recorded to a DAT file.</text:span></text:p>
        </text:list-item>
        <text:list-item>
          <text:p text:style-name="P10"><text:span text:style-name="T3">The number of frames the player is allowed to play is reached.</text:span></text:p>
        </text:list-item>
        <text:list-item>
          <text:p text:style-name="P10"><text:span text:style-name="T3">The use case ends.</text:span></text:p>
        </text:list-item>
      </text:list>
      <text:h text:style-name="P26" text:outline-level="3"><text:span text:style-name="T3">5. Alternative flows </text:span></text:h>
      <text:h text:style-name="P22" text:outline-level="2"><text:span text:style-name="T3">5.1 Move by user results in Mario dying</text:span></text:h>
      <text:p text:style-name="P9"><text:span text:style-name="T3">If in step 5 the users moves cause Mario to die this can be as a result of being hit by an enemy or failing into a pit in the map then:</text:span></text:p>
      <text:list xml:id="list7951991404176814447" text:style-name="L6">
        <text:list-item>
          <text:p text:style-name="P11"><text:span text:style-name="T3">BizHawk stops recording frames </text:span></text:p>
        </text:list-item>
        <text:list-item>
          <text:p text:style-name="P11"><text:span text:style-name="T3">The save state to the start of the level is loaded</text:span></text:p>
        </text:list-item>
        <text:list-item>
          <text:p text:style-name="P11"><text:span text:style-name="T3">The use case resumes at step 3</text:span></text:p>
        </text:list-item>
      </text:list>
      <text:h text:style-name="P26" text:outline-level="3"><text:soft-page-break/><text:span text:style-name="T3">6. Key Scenarios</text:span></text:h>
      <text:p text:style-name="P9"><text:span text:style-name="T3">6.1 Move by user results in Mario dying</text:span></text:p>
      <text:h text:style-name="P26" text:outline-level="3"><text:span text:style-name="T3">7. Post Condition</text:span></text:h>
      <text:h text:style-name="P22" text:outline-level="2"><text:span text:style-name="T3">7.1 Successful Completion</text:span></text:h>
      <text:p text:style-name="P9"><text:span text:style-name="T3">The Exemplar file name is loaded into the config property RECENT_EXEMPLAR_FILE </text:span></text:p>
      <text:h text:style-name="P22" text:outline-level="2"><text:span text:style-name="T3">7.2 Failure Condition</text:span></text:h>
      <text:p text:style-name="P9"><text:span text:style-name="T3">The Exemplar file is not loaded into the config property as in 7.1</text:span></text:p>
      <text:h text:style-name="Heading_20_2" text:outline-level="2"><draw:line text:anchor-type="paragraph" draw:z-index="0" draw:style-name="gr1" draw:text-style-name="P28" svg:x1="0.503cm" svg:y1="0.653cm" svg:x2="16.258cm" svg:y2="0.653cm"><text:p/></draw:line><text:span text:style-name="T3"/></text:h>
      <text:h text:style-name="P24" text:outline-level="2"><text:span text:style-name="T3">Use Case #2 </text:span></text:h>
      <text:h text:style-name="P27" text:outline-level="3"><text:span text:style-name="T3">1. Brief Description </text:span></text:h>
      <text:p text:style-name="P12"><text:span text:style-name="T3">This Use Case describes how a user trains the network.</text:span></text:p>
      <text:h text:style-name="P27" text:outline-level="3"><text:span text:style-name="T3">2. Actors</text:span></text:h>
      <text:p text:style-name="P12"><text:span text:style-name="T3">2.1 User</text:span></text:p>
      <text:p text:style-name="P12"><text:span text:style-name="T3">2.2 BizHawk Emulator</text:span></text:p>
      <text:h text:style-name="P27" text:outline-level="3"><text:span text:style-name="T3">3. Preconditions </text:span></text:h>
      <text:p text:style-name="P12"><text:span text:style-name="T3">The user has opened the Super Mario Bro's ROM in Bizhawk.</text:span></text:p>
      <text:p text:style-name="P12"><text:span text:style-name="T3">The Lua scripted has been loaded into Bizhawk and is active.</text:span></text:p>
      <text:h text:style-name="P27" text:outline-level="3"><text:span text:style-name="T3">4. Basic Flow Of Events</text:span></text:h>
      <text:list xml:id="list8717739051708815221" text:style-name="L7">
        <text:list-item>
          <text:p text:style-name="P13"><text:span text:style-name="T3">The Use Case <text:s/>begins when the user presses number 4 on the numpad.</text:span></text:p>
        </text:list-item>
        <text:list-item>
          <text:p text:style-name="P13"><text:span text:style-name="T3">User is prompted to use either the most recent Exemplar file name or to use the file name save in the config as set in the settings interface.</text:span></text:p>
        </text:list-item>
        <text:list-item>
          <text:p text:style-name="P13"><text:span text:style-name="T3">User selects which file to use.</text:span></text:p>
        </text:list-item>
        <text:list-item>
          <text:p text:style-name="P13"><text:span text:style-name="T3">The lua Script in BizHawk calls the learn function.</text:span></text:p>
        </text:list-item>
        <text:list-item>
          <text:p text:style-name="P13"><text:span text:style-name="T3">The user is prompted on screen that the network is training from the exemplar file specified.</text:span></text:p>
        </text:list-item>
        <text:list-item>
          <text:p text:style-name="P13"><text:span text:style-name="T3">The learn function has completed.</text:span></text:p>
        </text:list-item>
        <text:list-item>
          <text:p text:style-name="P13"><text:span text:style-name="T3">The network values are saved to a DAT file</text:span></text:p>
        </text:list-item>
        <text:list-item>
          <text:p text:style-name="P13"><text:span text:style-name="T3">The user is prompted the network has finished training</text:span></text:p>
        </text:list-item>
        <text:list-item>
          <text:p text:style-name="P13"><text:span text:style-name="T3">The main GUI is shown back to the user</text:span></text:p>
        </text:list-item>
        <text:list-item>
          <text:p text:style-name="P13"><text:span text:style-name="T3">The use case ends</text:span></text:p>
        </text:list-item>
      </text:list>
      <text:h text:style-name="P27" text:outline-level="3"><text:soft-page-break/><text:span text:style-name="T3">5. Alternative flows</text:span></text:h>
      <text:h text:style-name="P23" text:outline-level="2"><text:span text:style-name="T3"><text:s/>5.1 No Exemplar files have been created </text:span></text:h>
      <text:p text:style-name="P12"><text:span text:style-name="T3">If in step 2 No Exemplar file names are found in the config file then:</text:span></text:p>
      <text:list xml:id="list8122788802495958295" text:style-name="L8">
        <text:list-item>
          <text:list>
            <text:list-item>
              <text:list>
                <text:list-item>
                  <text:p text:style-name="P14"><text:span text:style-name="T3">The user is prompted that no exemplar files have been created.</text:span></text:p>
                </text:list-item>
                <text:list-item>
                  <text:p text:style-name="P14"><text:span text:style-name="T3">The use case fails </text:span></text:p>
                </text:list-item>
              </text:list>
            </text:list-item>
          </text:list>
        </text:list-item>
      </text:list>
      <text:h text:style-name="P27" text:outline-level="3"><text:span text:style-name="T3">6. Post Condition</text:span></text:h>
      <text:h text:style-name="P23" text:outline-level="2"><text:span text:style-name="T3">6.1 Successful Completion</text:span></text:h>
      <text:p text:style-name="P12"><text:span text:style-name="T3">The network config file is loaded into the config property RECENT_NETWORK_CONFIG </text:span></text:p>
      <text:h text:style-name="P23" text:outline-level="2"><text:span text:style-name="T3">6.2 Failure Condition</text:span></text:h>
      <text:p text:style-name="P12"><text:span text:style-name="T3">The network config file is not loaded into the config property as in 6.1 and the network values are not changed.</text:span></text:p>
      <text:p text:style-name="P12"><draw:line text:anchor-type="paragraph" draw:z-index="1" draw:style-name="gr1" draw:text-style-name="P28" svg:x1="0.55cm" svg:y1="0.485cm" svg:x2="16.305cm" svg:y2="0.485cm"><text:p/></draw:line><text:span text:style-name="T3"/></text:p>
      <text:h text:style-name="P27" text:outline-level="3"><text:span text:style-name="T3">Use Case #3</text:span></text:h>
      <text:h text:style-name="P27" text:outline-level="3"><text:span text:style-name="T3">1. Brief Description </text:span></text:h>
      <text:p text:style-name="P12"><text:span text:style-name="T3">This Use Case describes how a user exploits the network to play Super Mario.</text:span></text:p>
      <text:h text:style-name="P27" text:outline-level="3"><text:span text:style-name="T3">2. Actors</text:span></text:h>
      <text:p text:style-name="P12"><text:span text:style-name="T3">2.1 User</text:span></text:p>
      <text:p text:style-name="P12"><text:span text:style-name="T3">2.2 BizHawk Emulator</text:span></text:p>
      <text:h text:style-name="P27" text:outline-level="3"><text:span text:style-name="T3">3. Preconditions </text:span></text:h>
      <text:p text:style-name="P12"><text:span text:style-name="T3">The user has opened the Super Mario Bro's ROM in Bizhawk.</text:span></text:p>
      <text:p text:style-name="P12"><text:span text:style-name="T3">The Lua scripted has been loaded into Bizhawk and is active.</text:span></text:p>
      <text:p text:style-name="P12"><text:span text:style-name="T3">The user has the required emulator save state files saved in the correct path.</text:span></text:p>
      <text:h text:style-name="P27" text:outline-level="3"><text:span text:style-name="T3">4. Basic Flow Of Events</text:span></text:h>
      <text:list xml:id="list4804605182924118272" text:style-name="L9">
        <text:list-item>
          <text:p text:style-name="P15"><text:span text:style-name="T3">The use case begins when the user presses the 5 on the numpad.</text:span></text:p>
        </text:list-item>
        <text:list-item>
          <text:p text:style-name="P15"><text:span text:style-name="T3">The save state to the start of the level to be played is loaded.</text:span></text:p>
        </text:list-item>
        <text:list-item>
          <text:p text:style-name="P15"><text:span text:style-name="T3">The lua script function Exploit is called.</text:span></text:p>
        </text:list-item>
        <text:list-item>
          <text:p text:style-name="P15"><text:span text:style-name="T3">The user is prompted to press 5 again to stop the network.</text:span></text:p>
        </text:list-item>
        <text:list-item>
          <text:p text:style-name="P15"><text:span text:style-name="T3">Either the user presses 5 or the number of lives for Mario reaches 0.</text:span></text:p>
        </text:list-item>
        <text:list-item>
          <text:p text:style-name="P15"><text:span text:style-name="T3">The network stops Exploiting.</text:span></text:p>
        </text:list-item>
        <text:list-item>
          <text:p text:style-name="P15"><text:span text:style-name="T3">The original GUI is loaded to the user.</text:span></text:p>
        </text:list-item>
        <text:list-item>
          <text:p text:style-name="P15"><text:soft-page-break/><text:span text:style-name="T3">The Use Case ends.</text:span></text:p>
        </text:list-item>
      </text:list>
      <text:h text:style-name="P27" text:outline-level="3"><text:span text:style-name="T3">5. Alternative flows</text:span></text:h>
      <text:p text:style-name="P12"><text:span text:style-name="T3">there are no Alternative flows identified.</text:span></text:p>
      <text:h text:style-name="P27" text:outline-level="3"><text:span text:style-name="T3">6. Post Condition</text:span></text:h>
      <text:p text:style-name="P12"><text:span text:style-name="T3">There are no post conditions as throughout the exploiting of the network all inputs and outputs are recorded and saved even if the net fails or succeeds.</text:span></text:p>
      <text:p text:style-name="P12"><draw:line text:anchor-type="paragraph" draw:z-index="2" draw:style-name="gr1" draw:text-style-name="P28" svg:x1="0.6cm" svg:y1="0.437cm" svg:x2="16.355cm" svg:y2="0.437cm"><text:p/></draw:line><text:span text:style-name="T3"/></text:p>
      <text:h text:style-name="P27" text:outline-level="3"><text:span text:style-name="T3">Use Case #4</text:span></text:h>
      <text:h text:style-name="P27" text:outline-level="3"><text:span text:style-name="T3">1. Brief Description </text:span></text:h>
      <text:p text:style-name="P12"><text:span text:style-name="T3">This Use Case describes how a user edits the systems settings in the config file.</text:span></text:p>
      <text:h text:style-name="P27" text:outline-level="3"><text:span text:style-name="T3">2. Actors</text:span></text:h>
      <text:p text:style-name="P12"><text:span text:style-name="T3">2.1 User</text:span></text:p>
      <text:p text:style-name="P12"><text:span text:style-name="T3">2.2 BizHawk Emulator</text:span></text:p>
      <text:h text:style-name="P27" text:outline-level="3"><text:span text:style-name="T3">3. Preconditions </text:span></text:h>
      <text:p text:style-name="P12"><text:span text:style-name="T3">The user has opened the Super Mario Bro's ROM in Bizhawk.</text:span></text:p>
      <text:p text:style-name="P12"><text:span text:style-name="T3">The Lua scripted has been loaded into Bizhawk and is active.</text:span></text:p>
      <text:h text:style-name="P27" text:outline-level="3"><text:span text:style-name="T3">4. Basic Flow Of Events</text:span></text:h>
      <text:list xml:id="list262392364283979841" text:style-name="L10">
        <text:list-item>
          <text:p text:style-name="P16"><text:span text:style-name="T3">The use case begins when the user presses 6 on the numpad</text:span></text:p>
        </text:list-item>
        <text:list-item>
          <text:p text:style-name="P16"><text:span text:style-name="T3">a interface with options for 'Change Exemplar file Location','Change Network config file location', 'Edit number of Neurons', 'Edit Learning Rate','Exit Settings' each selected via the number on the numpad respectively.</text:span></text:p>
        </text:list-item>
        <text:list-item>
          <text:p text:style-name="P16"><text:span text:style-name="T3"><text:s/>User selects an option.</text:span></text:p>
        </text:list-item>
        <text:list-item>
          <text:p text:style-name="P16"><text:span text:style-name="T3">If the user picks any option other then 'Exit Settings' the user is shown the current saved value for that option.</text:span></text:p>
        </text:list-item>
        <text:list-item>
          <text:p text:style-name="P16"><text:span text:style-name="T3">The user is prompted to edit the value</text:span></text:p>
        </text:list-item>
        <text:list-item>
          <text:p text:style-name="P16"><text:span text:style-name="T3">The user enters new value</text:span></text:p>
        </text:list-item>
        <text:list-item>
          <text:p text:style-name="P16"><text:span text:style-name="T3">User hits the enter key to save the new value</text:span></text:p>
        </text:list-item>
        <text:list-item>
          <text:p text:style-name="P16"><text:span text:style-name="T3">New value is validated (Spawns Use Case#5)</text:span></text:p>
        </text:list-item>
        <text:list-item>
          <text:p text:style-name="P16"><text:span text:style-name="T3">User is returned to the Settings interface</text:span></text:p>
        </text:list-item>
        <text:list-item>
          <text:p text:style-name="P16"><text:span text:style-name="T3">User selects 'Exit settings'</text:span></text:p>
        </text:list-item>
        <text:list-item>
          <text:p text:style-name="P16"><text:span text:style-name="T3">The Original GUI is displayed </text:span></text:p>
        </text:list-item>
        <text:list-item>
          <text:p text:style-name="P16"><text:span text:style-name="T3">The use case ends</text:span></text:p>
        </text:list-item>
      </text:list>
      <text:h text:style-name="P27" text:outline-level="3"><text:soft-page-break/><text:span text:style-name="T3">5. Alternative flows</text:span></text:h>
      <text:h text:style-name="P23" text:outline-level="2"><text:span text:style-name="T3">5.1 User selects a different more then one option</text:span></text:h>
      <text:p text:style-name="P12"><text:span text:style-name="T3">If in Step 9 the user selects a another option that is not exit then:</text:span></text:p>
      <text:list xml:id="list4905465189741940364" text:style-name="L12">
        <text:list-item>
          <text:p text:style-name="P17"><text:span text:style-name="T3">the Use case resumes at Step 4</text:span></text:p>
        </text:list-item>
      </text:list>
      <text:p text:style-name="P12"><text:span text:style-name="T3"/></text:p>
      <text:h text:style-name="P23" text:outline-level="2"><text:span text:style-name="T3">5.2 Value is invalid</text:span></text:h>
      <text:p text:style-name="P12"><text:span text:style-name="T3">If the value entered is invalid Then:</text:span></text:p>
      <text:list xml:id="list5371291872760909011" text:style-name="L13">
        <text:list-item>
          <text:p text:style-name="P18"><text:span text:style-name="T3">value is not changed</text:span></text:p>
        </text:list-item>
        <text:list-item>
          <text:p text:style-name="P18"><text:span text:style-name="T3">User is notified of the value being invalid</text:span></text:p>
        </text:list-item>
        <text:list-item>
          <text:p text:style-name="P18"><text:span text:style-name="T3">Use case resumes at Step 5</text:span></text:p>
        </text:list-item>
      </text:list>
      <text:h text:style-name="P27" text:outline-level="3"><text:span text:style-name="T3">6. Key Scenarios </text:span></text:h>
      <text:p text:style-name="P12"><text:span text:style-name="T3">6.1 Value is invalid</text:span></text:p>
      <text:h text:style-name="P27" text:outline-level="3"><text:span text:style-name="T3">7. Post Condition</text:span></text:h>
      <text:h text:style-name="P27" text:outline-level="3"><text:span text:style-name="T3">7.1 Successful Completion</text:span></text:h>
      <text:p text:style-name="P12"><text:span text:style-name="T3">The Config file value for the variable edited is updated to what the user entered</text:span></text:p>
      <text:h text:style-name="P23" text:outline-level="2"><text:span text:style-name="T3">7.2 Failure Condition</text:span></text:h>
      <text:p text:style-name="P12"><text:span text:style-name="T3">The Config file is not updated.</text:span></text:p>
      <text:p text:style-name="Text_20_body"><draw:line text:anchor-type="paragraph" draw:z-index="3" draw:style-name="gr1" draw:text-style-name="P28" svg:x1="0.526cm" svg:y1="0.413cm" svg:x2="16.281cm" svg:y2="0.413cm"><text:p/></draw:line><text:span text:style-name="T3"/></text:p>
      <text:h text:style-name="P24" text:outline-level="2"><text:span text:style-name="T3">Use Case #5</text:span></text:h>
      <text:h text:style-name="P27" text:outline-level="3"><text:span text:style-name="T3">1. Brief Description</text:span></text:h>
      <text:p text:style-name="P12"><text:span text:style-name="T3">This use case describes the validation of a value entered for update in the settings.</text:span></text:p>
      <text:h text:style-name="P27" text:outline-level="3"><text:span text:style-name="T3">2. Actors</text:span></text:h>
      <text:p text:style-name="P12"><text:span text:style-name="T3">2.1 User</text:span></text:p>
      <text:p text:style-name="P12"><text:span text:style-name="T3">2.2 BizHawk Emulator</text:span></text:p>
      <text:h text:style-name="P27" text:outline-level="3"><text:span text:style-name="T3">3. Preconditions </text:span></text:h>
      <text:p text:style-name="P12"><text:span text:style-name="T3">User has reached Step 8 in Use Case #4</text:span></text:p>
      <text:p text:style-name="P12"><text:span text:style-name="T3"/></text:p>
      <text:p text:style-name="P12"><text:span text:style-name="T3"/></text:p>
      <text:h text:style-name="P27" text:outline-level="3"><text:soft-page-break/><text:span text:style-name="T3">4. Basic Flow Of Events</text:span></text:h>
      <text:list xml:id="list5530466680565218712" text:style-name="L14">
        <text:list-item>
          <text:p text:style-name="P19"><text:span text:style-name="T3">If the value entered is a Path to file, Other wise jump to step 6</text:span></text:p>
        </text:list-item>
        <text:list-item>
          <text:p text:style-name="P19"><text:span text:style-name="T3">Try to load the file using io.open in Lua</text:span></text:p>
        </text:list-item>
        <text:list-item>
          <text:p text:style-name="P19"><text:span text:style-name="T3">If io.open returns a file not found error jump to step 15 </text:span></text:p>
        </text:list-item>
        <text:list-item>
          <text:p text:style-name="P19"><text:span text:style-name="T3">return valid <text:s/></text:span></text:p>
        </text:list-item>
        <text:list-item>
          <text:p text:style-name="P19"><text:span text:style-name="T3">Use case ends</text:span></text:p>
        </text:list-item>
        <text:list-item>
          <text:p text:style-name="P19"><text:span text:style-name="T3">If the value is for the learning rate Other wise jump to step 11</text:span></text:p>
        </text:list-item>
        <text:list-item>
          <text:p text:style-name="P19"><text:span text:style-name="T3">Check if value is in range 0 &gt; c &lt; 1 </text:span></text:p>
        </text:list-item>
        <text:list-item>
          <text:p text:style-name="P19"><text:span text:style-name="T3">If not in range Jump to step 15</text:span></text:p>
        </text:list-item>
        <text:list-item>
          <text:p text:style-name="P19"><text:span text:style-name="T3">Return valid </text:span></text:p>
        </text:list-item>
        <text:list-item>
          <text:p text:style-name="P19"><text:span text:style-name="T3">Use case ends</text:span></text:p>
        </text:list-item>
        <text:list-item>
          <text:p text:style-name="P19"><text:span text:style-name="T3">Check value is greater then 1 </text:span></text:p>
        </text:list-item>
        <text:list-item>
          <text:p text:style-name="P19"><text:span text:style-name="T3">if value is less than 1 jump to step 15</text:span></text:p>
        </text:list-item>
        <text:list-item>
          <text:p text:style-name="P19"><text:span text:style-name="T3">Return valid </text:span></text:p>
        </text:list-item>
        <text:list-item>
          <text:p text:style-name="P19"><text:span text:style-name="T3">Use Case ends</text:span></text:p>
        </text:list-item>
        <text:list-item>
          <text:p text:style-name="P19"><text:span text:style-name="T3">Return invalid</text:span></text:p>
        </text:list-item>
        <text:list-item>
          <text:p text:style-name="P19"><text:span text:style-name="T3">Use Case ends</text:span></text:p>
        </text:list-item>
      </text:list>
      <text:p text:style-name="P12"><text:span text:style-name="T3"/></text:p>
      <text:h text:style-name="P27" text:outline-level="3"><text:span text:style-name="T3">5. Alternative Flows </text:span></text:h>
      <text:p text:style-name="P12"><text:span text:style-name="T3">No Alternative Flows identified</text:span></text:p>
      <text:p text:style-name="P12"><text:span text:style-name="T3"/></text:p>
      <text:h text:style-name="P27" text:outline-level="3"><text:span text:style-name="T3">6. <text:s/>Post Condition</text:span></text:h>
      <text:h text:style-name="P23" text:outline-level="2"><text:span text:style-name="T3">6.1 Successful Completion</text:span></text:h>
      <text:p text:style-name="P12"><text:span text:style-name="T3">Returns that the value entered is valid</text:span></text:p>
      <text:h text:style-name="P23" text:outline-level="2"><text:span text:style-name="T3">6.2 Failure Condition</text:span></text:h>
      <text:p text:style-name="P12"><text:span text:style-name="T3">Returns that the value entered is invalid</text:span></text:p>
      <text:p text:style-name="P12"><draw:line text:anchor-type="paragraph" draw:z-index="5" draw:style-name="gr1" draw:text-style-name="P28" svg:x1="0.526cm" svg:y1="0.822cm" svg:x2="16.281cm" svg:y2="0.822cm"><text:p/></draw:line><text:span text:style-name="T3"/></text:p>
      <text:p text:style-name="P12"><text:span text:style-name="T3"/></text:p>
      <text:h text:style-name="Heading_20_1" text:outline-level="1"><text:span text:style-name="T3">2.4 Constraints</text:span></text:h>
      <text:p text:style-name="Text_20_body"><text:span text:style-name="T3">Key Constraints Identified are:</text:span></text:p>
      <text:list xml:id="list764186691662867939" text:style-name="L15">
        <text:list-item>
          <text:p text:style-name="P8"><text:span text:style-name="T3">Reading Ram Addresses – For this project all of the data being read from the Super Mario game comes from reading directly from the Games RAM. This was one of the key deciding factors on choosing Mario for the game to play as there is a large community behind programming/hacking Mario so nearly 80% of the Ram </text:span><text:soft-page-break/><text:span text:style-name="T3">addresses have been mapped detailing their functionality.</text:span></text:p>
        </text:list-item>
        <text:list-item>
          <text:p text:style-name="P8"><text:span text:style-name="T3">Designing Inputs – The design of the networks inputs can make or break this project and will require a lot of experimentation to find a input design that works.</text:span></text:p>
        </text:list-item>
        <text:list-item>
          <text:p text:style-name="P8"><text:span text:style-name="T3">Recording Exemplars – Careful consideration most be taken when recording the exemplars to ensure that the values being read in correspond to the data required for learning.</text:span></text:p>
        </text:list-item>
      </text:list>
      <text:p text:style-name="Text_20_body"><text:span text:style-name="T3"/></text:p>
      <text:h text:style-name="Heading_20_1" text:outline-level="1"><text:span text:style-name="T3">3. Functional Requirements </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ans-serif-light,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oin Murphy</meta:initial-creator>
    <meta:creation-date>2015-11-16T09:56:38.36</meta:creation-date>
    <dc:date>2015-11-16T16:31:37.01</dc:date>
    <dc:creator>Eoin Murphy</dc:creator>
    <meta:editing-duration>PT5H46M10S</meta:editing-duration>
    <meta:editing-cycles>10</meta:editing-cycles>
    <meta:generator>OpenOffice/4.1.1$Win32 OpenOffice.org_project/411m6$Build-9775</meta:generator>
    <meta:document-statistic meta:table-count="0" meta:image-count="0" meta:object-count="0" meta:page-count="12" meta:paragraph-count="193" meta:word-count="2532" meta:character-count="13790"/>
  </office:meta>
</office:document-meta>
</file>